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officeooo:rsid="00465bb1" officeooo:paragraph-rsid="00465bb1" style:font-weight-asian="bold" style:font-weight-complex="bold"/>
    </style:style>
    <style:style style:name="P2" style:family="paragraph" style:parent-style-name="Text_20_body">
      <style:text-properties style:font-name="Arial" officeooo:rsid="0046f06c" officeooo:paragraph-rsid="0046f06c"/>
    </style:style>
    <style:style style:name="P3" style:family="paragraph" style:parent-style-name="Text_20_body">
      <style:text-properties style:font-name="Arial" fo:font-size="12pt" officeooo:rsid="0046f06c" officeooo:paragraph-rsid="0046f06c" style:font-size-asian="10.5pt" style:font-size-complex="12pt"/>
    </style:style>
    <style:style style:name="P4" style:family="paragraph" style:parent-style-name="Text_20_body">
      <style:text-properties style:font-name="Arial" fo:font-size="12pt" officeooo:rsid="0049b923" officeooo:paragraph-rsid="0046f06c" style:font-size-asian="10.5pt" style:font-size-complex="12pt"/>
    </style:style>
    <style:style style:name="P5" style:family="paragraph" style:parent-style-name="Text_20_body">
      <style:text-properties style:font-name="Arial" fo:font-size="12pt" officeooo:rsid="004d5bc3" officeooo:paragraph-rsid="004d5bc3" style:font-size-asian="10.5pt" style:font-size-complex="12pt"/>
    </style:style>
    <style:style style:name="P6" style:family="paragraph" style:parent-style-name="Text_20_body">
      <style:text-properties officeooo:rsid="0046f06c" officeooo:paragraph-rsid="0046f06c"/>
    </style:style>
    <style:style style:name="P7" style:family="paragraph" style:parent-style-name="Text_20_body">
      <style:text-properties fo:font-size="2pt" officeooo:rsid="0046f06c" officeooo:paragraph-rsid="0046f06c" style:font-size-asian="2pt" style:font-size-complex="2pt"/>
    </style:style>
    <style:style style:name="P8" style:family="paragraph" style:parent-style-name="Text_20_body">
      <style:text-properties fo:font-size="12pt" officeooo:rsid="0046f06c" officeooo:paragraph-rsid="0046f06c" style:font-size-asian="10.5pt" style:font-size-complex="12pt"/>
    </style:style>
    <style:style style:name="P9" style:family="paragraph" style:parent-style-name="Text_20_body">
      <style:text-properties fo:font-size="12pt" officeooo:rsid="0046f06c" officeooo:paragraph-rsid="0049b923" style:font-size-asian="10.5pt" style:font-size-complex="12pt"/>
    </style:style>
    <style:style style:name="P10" style:family="paragraph" style:parent-style-name="Text_20_body">
      <style:text-properties fo:font-weight="bold" officeooo:rsid="004f4948" officeooo:paragraph-rsid="004f4948" style:font-weight-asian="bold" style:font-weight-complex="bold"/>
    </style:style>
    <style:style style:name="P11" style:family="paragraph" style:parent-style-name="Text_20_body">
      <style:text-properties fo:font-weight="bold" officeooo:rsid="0034e3fa" officeooo:paragraph-rsid="0034e3fa" style:font-weight-asian="bold" style:font-weight-complex="bold"/>
    </style:style>
    <style:style style:name="P12" style:family="paragraph" style:parent-style-name="Text_20_body">
      <style:text-properties fo:font-weight="bold" officeooo:rsid="005312e7" officeooo:paragraph-rsid="005312e7" style:font-weight-asian="bold" style:font-weight-complex="bold"/>
    </style:style>
    <style:style style:name="P13" style:family="paragraph" style:parent-style-name="Text_20_body">
      <style:text-properties fo:font-weight="normal" officeooo:rsid="004b82b6" officeooo:paragraph-rsid="004b82b6" style:font-weight-asian="normal" style:font-weight-complex="normal"/>
    </style:style>
    <style:style style:name="P14" style:family="paragraph" style:parent-style-name="Text_20_body">
      <style:text-properties fo:font-weight="normal" officeooo:rsid="004f4948" officeooo:paragraph-rsid="004f4948" style:font-weight-asian="normal" style:font-weight-complex="normal"/>
    </style:style>
    <style:style style:name="P15" style:family="paragraph" style:parent-style-name="Text_20_body">
      <style:text-properties fo:font-weight="normal" officeooo:rsid="005312e7" officeooo:paragraph-rsid="005312e7" style:font-weight-asian="normal" style:font-weight-complex="normal"/>
    </style:style>
    <style:style style:name="P16" style:family="paragraph" style:parent-style-name="Text_20_body">
      <style:text-properties officeooo:rsid="004b82b6" officeooo:paragraph-rsid="004b82b6"/>
    </style:style>
    <style:style style:name="P17" style:family="paragraph" style:parent-style-name="Text_20_body">
      <style:text-properties officeooo:paragraph-rsid="0054cc6c"/>
    </style:style>
    <style:style style:name="P18" style:family="paragraph" style:parent-style-name="Heading_20_1">
      <style:text-properties officeooo:rsid="0046f06c" officeooo:paragraph-rsid="0046f06c"/>
    </style:style>
    <style:style style:name="P19" style:family="paragraph" style:parent-style-name="Text_20_body">
      <style:text-properties officeooo:rsid="0054cc6c" officeooo:paragraph-rsid="0054cc6c"/>
    </style:style>
    <style:style style:name="P20" style:family="paragraph" style:parent-style-name="Text_20_body">
      <style:text-properties style:font-name="Arial" fo:font-size="12pt" officeooo:rsid="0046f06c" officeooo:paragraph-rsid="0046f06c" style:font-size-asian="10.5pt" style:font-size-complex="12pt"/>
    </style:style>
    <style:style style:name="P21" style:family="paragraph" style:parent-style-name="Text_20_body">
      <style:text-properties fo:font-size="12pt" officeooo:rsid="0046f06c" officeooo:paragraph-rsid="0046f06c" style:font-size-asian="10.5pt" style:font-size-complex="12pt"/>
    </style:style>
    <style:style style:name="P22" style:family="paragraph" style:parent-style-name="Text_20_body">
      <style:text-properties fo:color="#c9211e" style:font-name="Arial" fo:font-size="12pt" officeooo:rsid="0046f06c" officeooo:paragraph-rsid="0046f06c" style:font-size-asian="10.5pt" style:font-size-complex="12pt"/>
    </style:style>
    <style:style style:name="T1" style:family="text">
      <style:text-properties officeooo:rsid="00325069"/>
    </style:style>
    <style:style style:name="T2" style:family="text">
      <style:text-properties officeooo:rsid="0044044b"/>
    </style:style>
    <style:style style:name="T3" style:family="text">
      <style:text-properties officeooo:rsid="00465bb1"/>
    </style:style>
    <style:style style:name="T4" style:family="text">
      <style:text-properties style:font-name="Arial"/>
    </style:style>
    <style:style style:name="T5" style:family="text">
      <style:text-properties style:font-name="Arial" officeooo:rsid="0047f761"/>
    </style:style>
    <style:style style:name="T6" style:family="text">
      <style:text-properties style:font-name="Arial" officeooo:rsid="0049b923"/>
    </style:style>
    <style:style style:name="T7" style:family="text">
      <style:text-properties style:font-name="Arial" officeooo:rsid="004d5bc3"/>
    </style:style>
    <style:style style:name="T8" style:family="text">
      <style:text-properties officeooo:rsid="0047f761"/>
    </style:style>
    <style:style style:name="T9" style:family="text">
      <style:text-properties officeooo:rsid="00510631"/>
    </style:style>
    <style:style style:name="T10" style:family="text">
      <style:text-properties officeooo:rsid="005312e7"/>
    </style:style>
    <style:style style:name="T11" style:family="text">
      <style:text-properties officeooo:rsid="0054cc6c"/>
    </style:style>
    <style:style style:name="T12" style:family="text">
      <style:text-properties fo:language="zxx" fo:country="none" officeooo:rsid="004b82b6" style:language-asian="zxx" style:country-asian="none" style:language-complex="zxx" style:country-complex="none"/>
    </style:style>
    <style:style style:name="T13" style:family="text">
      <style:text-properties fo:language="zxx" fo:country="none" officeooo:rsid="0054cc6c" style:language-asian="zxx" style:country-asian="none" style:language-complex="zxx" style:country-complex="none"/>
    </style:style>
    <style:style style:name="T14" style:family="text">
      <style:text-properties officeooo:rsid="00550724"/>
    </style:style>
    <style:style style:name="T15" style:family="text">
      <style:text-properties fo:color="#c9211e" officeooo:rsid="00550724"/>
    </style:style>
    <style:style style:name="T16" style:family="text">
      <style:text-properties officeooo:rsid="0055d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2">Dado el siguiente menú con submenús desplegables, disponible en: <text:span text:style-name="T3">https://codepen.io/shshaw/pen/gsFch</text:span></text:p>
      <text:p text:style-name="P6">También está <text:span text:style-name="T8">a con</text:span>tinuación (copiar y pegar, o agrandar la letra):</text:p>
      <text:p text:style-name="P7">HTML:</text:p>
      <text:p text:style-name="P7">&lt;nav&gt;</text:p>
      <text:p text:style-name="P7"><text:s text:c="3"/>&lt;ul&gt;</text:p>
      <text:p text:style-name="P7"><text:s text:c="5"/>&lt;li class="sub-menu-parent"&gt;</text:p>
      <text:p text:style-name="P7"><text:s text:c="7"/>&lt;a href="#"&gt;Menu Item 1&lt;/a&gt;</text:p>
      <text:p text:style-name="P7"><text:s text:c="7"/>&lt;ul class="sub-menu"&gt;</text:p>
      <text:p text:style-name="P7"><text:s text:c="9"/>&lt;li&gt;&lt;a href="#"&gt;Sub Item 1&lt;/a&gt;&lt;/li&gt;</text:p>
      <text:p text:style-name="P7"><text:s text:c="9"/>&lt;li&gt;&lt;a href="#"&gt;Sub Item 2&lt;/a&gt;&lt;/li&gt;</text:p>
      <text:p text:style-name="P7"><text:s text:c="9"/>&lt;li&gt;&lt;a href="#"&gt;Sub Item 3&lt;/a&gt;&lt;/li&gt;</text:p>
      <text:p text:style-name="P7"><text:s text:c="9"/>&lt;li&gt;&lt;a href="#"&gt;Sub Item 4&lt;/a&gt;&lt;/li&gt;</text:p>
      <text:p text:style-name="P7"><text:s text:c="7"/>&lt;/ul&gt;</text:p>
      <text:p text:style-name="P7"><text:s text:c="5"/>&lt;/li&gt;</text:p>
      <text:p text:style-name="P7"><text:s text:c="6"/>&lt;li class="sub-menu-parent"&gt;</text:p>
      <text:p text:style-name="P7"><text:s text:c="7"/>&lt;a href="#"&gt;Menu Item 1&lt;/a&gt;</text:p>
      <text:p text:style-name="P7"><text:s text:c="7"/>&lt;ul class="sub-menu"&gt;</text:p>
      <text:p text:style-name="P7"><text:s text:c="9"/>&lt;li&gt;&lt;a href="#"&gt;Sub Item 1&lt;/a&gt;&lt;/li&gt;</text:p>
      <text:p text:style-name="P7"><text:s text:c="9"/>&lt;li&gt;&lt;a href="#"&gt;Sub Item 2&lt;/a&gt;&lt;/li&gt;</text:p>
      <text:p text:style-name="P7"><text:s text:c="9"/>&lt;li&gt;&lt;a href="#"&gt;Sub Item 3&lt;/a&gt;&lt;/li&gt;</text:p>
      <text:p text:style-name="P7"><text:s text:c="9"/>&lt;li&gt;&lt;a href="#"&gt;Sub Item 4&lt;/a&gt;&lt;/li&gt;</text:p>
      <text:p text:style-name="P7"><text:s text:c="7"/>&lt;/ul&gt;</text:p>
      <text:p text:style-name="P7"><text:s text:c="5"/>&lt;/li&gt;</text:p>
      <text:p text:style-name="P7"><text:s text:c="5"/>&lt;li class="sub-menu-parent"&gt;&lt;a href="#"&gt;Menu Item 2&lt;/a&gt;</text:p>
      <text:p text:style-name="P7"><text:s text:c="7"/>&lt;ul class="sub-menu"&gt;</text:p>
      <text:p text:style-name="P7"><text:s text:c="9"/>&lt;li&gt;&lt;a href="#"&gt;Sub Item 1&lt;/a&gt;&lt;/li&gt;</text:p>
      <text:p text:style-name="P7"><text:s text:c="9"/>&lt;li&gt;&lt;a href="#"&gt;Sub Item 2&lt;/a&gt;&lt;/li&gt;</text:p>
      <text:p text:style-name="P7"><text:s text:c="9"/>&lt;li&gt;&lt;a href="#"&gt;Sub Item 3&lt;/a&gt;&lt;/li&gt;</text:p>
      <text:p text:style-name="P7"><text:s text:c="9"/>&lt;li&gt;&lt;a href="#"&gt;Sub Item 4&lt;/a&gt;&lt;/li&gt;</text:p>
      <text:p text:style-name="P7"><text:s text:c="9"/>&lt;li&gt;&lt;a href="#"&gt;Sub Item 5&lt;/a&gt;&lt;/li&gt;</text:p>
      <text:p text:style-name="P7"><text:s text:c="9"/>&lt;li&gt;&lt;a href="#"&gt;Sub Item 6&lt;/a&gt;&lt;/li&gt;</text:p>
      <text:p text:style-name="P7"><text:s text:c="7"/>&lt;/ul&gt;</text:p>
      <text:p text:style-name="P7"><text:s text:c="5"/>&lt;/li&gt;</text:p>
      <text:p text:style-name="P7"><text:s text:c="5"/>&lt;li class="sub-menu-parent"&gt;&lt;a href="#"&gt;Menu Item 3&lt;/a&gt;</text:p>
      <text:p text:style-name="P7"><text:s text:c="7"/>&lt;ul class="sub-menu"&gt;</text:p>
      <text:p text:style-name="P7"><text:s text:c="9"/>&lt;li&gt;&lt;a href="#"&gt;Sub Item 1&lt;/a&gt;&lt;/li&gt;</text:p>
      <text:p text:style-name="P7"><text:s text:c="9"/>&lt;li&gt;&lt;a href="#"&gt;Sub Item 2&lt;/a&gt;&lt;/li&gt;</text:p>
      <text:p text:style-name="P7"><text:s text:c="7"/>&lt;/ul&gt;&lt;/li&gt;</text:p>
      <text:p text:style-name="P7"><text:s text:c="3"/>&lt;/ul&gt;</text:p>
      <text:p text:style-name="P7"><text:s/>&lt;/nav&gt;</text:p>
      <text:p text:style-name="P7"/>
      <text:p text:style-name="P7">CSS</text:p>
      <text:p text:style-name="P7"/>
      <text:p text:style-name="P7">.sub-menu-parent { position: relative; }</text:p>
      <text:p text:style-name="P7"/>
      <text:p text:style-name="P7">.sub-menu { </text:p>
      <text:p text:style-name="P7"><text:s text:c="2"/>visibility: hidden; /* hides sub-menu */</text:p>
      <text:p text:style-name="P7"><text:s text:c="2"/>opacity: 0;</text:p>
      <text:p text:style-name="P7"><text:s text:c="2"/>position: absolute;</text:p>
      <text:p text:style-name="P7"><text:s text:c="2"/>top: 100%;</text:p>
      <text:p text:style-name="P7"><text:s text:c="2"/>left: 0;</text:p>
      <text:p text:style-name="P7"><text:s text:c="2"/>width: 100%;</text:p>
      <text:p text:style-name="P7"><text:s text:c="2"/>transform: translateY(-2em);</text:p>
      <text:p text:style-name="P7"><text:s text:c="2"/>z-index: -1;</text:p>
      <text:p text:style-name="P7"><text:s text:c="2"/>transition: all 0.3s ease-in-out 0s, visibility 0s linear 0.3s, z-index 0s linear 0.01s;</text:p>
      <text:p text:style-name="P7">}</text:p>
      <text:p text:style-name="P7"/>
      <text:p text:style-name="P7">.sub-menu-parent:hover .sub-menu {</text:p>
      <text:p text:style-name="P7"><text:s text:c="2"/>visibility: visible; /* shows sub-menu */</text:p>
      <text:p text:style-name="P7"><text:s text:c="2"/>opacity: 1;</text:p>
      <text:p text:style-name="P7"><text:s text:c="2"/>z-index: 1;</text:p>
      <text:p text:style-name="P7"><text:s text:c="2"/>transform: translateY(0%);</text:p>
      <text:p text:style-name="P7"><text:s text:c="2"/>transition-delay: 0s, 0s, 0.3s; /* this removes the transition delay so the menu will be visible while the other styles transition */</text:p>
      <text:p text:style-name="P7">}</text:p>
      <text:p text:style-name="P7"/>
      <text:p text:style-name="P7">/* presentational */</text:p>
      <text:p text:style-name="P7">body { padding: 2%; font: 18px/1.4 sans-serif; }</text:p>
      <text:p text:style-name="P7"/>
      <text:p text:style-name="P7">nav a { color: #E00; display: block; padding: 0.5em 1em; text-decoration: none; }</text:p>
      <text:p text:style-name="P7">nav a:hover { color: #F55; }</text:p>
      <text:p text:style-name="P7">nav ul,</text:p>
      <text:p text:style-name="P7">nav ul li { list-style-type: none; padding: 0; margin: 0; }</text:p>
      <text:p text:style-name="P7"/>
      <text:p text:style-name="P7">nav &gt; ul { background: #EEE; text-align: center; }</text:p>
      <text:p text:style-name="P7">nav &gt; ul &gt; li { display: inline-block; border-left: solid 1px #aaa; }</text:p>
      <text:p text:style-name="P7">nav &gt; ul &gt; li:first-child { border-left: none; }</text:p>
      <text:p text:style-name="P7"/>
      <text:p text:style-name="P7">.sub-menu {</text:p>
      <text:p text:style-name="P7"><text:s text:c="2"/>background: #DDD;</text:p>
      <text:p text:style-name="P7"/>
      <text:p text:style-name="P3"><text:soft-page-break/>Responde a las siguientes cuestiones:</text:p>
      <text:p text:style-name="P3"/>
      <text:p text:style-name="P8"><text:span text:style-name="T7">a)</text:span><text:span text:style-name="T4"> ¿Para agregar un</text:span><text:span text:style-name="T5">a opción de </text:span><text:span text:style-name="T4">menú extra, es necesario modificar el CSS? Contestar tanto si es por la izquierda como por la derecha.</text:span></text:p>
      <text:p text:style-name="P3"><text:tab/><text:span text:style-name="T15">No hace falta modificar el css.</text:span></text:p>
      <text:p text:style-name="P8"><text:span text:style-name="T7">b) </text:span><text:span text:style-name="T4">¿Para qué se está utilizando la pseudoclase first-child?</text:span></text:p>
      <text:p text:style-name="P4"><text:tab/><text:span text:style-name="T15">Para quitarle el borde al primer menu.</text:span></text:p>
      <text:p text:style-name="P9"><text:span text:style-name="T7">c) </text:span><text:span text:style-name="T6">Se requiere que el submenú se despliegue hacia arriba, ya que se ha pensado en mover la barra de navegación para ponerla en la parte de abajo. ¿Cómo quedaría la línea del CSS para que el submenú se desplegase hacia arriba?</text:span></text:p>
      <text:p text:style-name="P22">transform: translateY(-120%); <text:span text:style-name="T16">Pasando el translateY a negativo en vez de bajar sube.</text:span></text:p>
      <text:p text:style-name="P8"><text:span text:style-name="T7">d) </text:span><text:span text:style-name="T4">Actualmente al pasar el ratón por encima de los menúes se vuelven semitransparentes. ¿Qué parte tendríamos que tocar para que no cambiaran su apariencia al pasar el ratón por encima?</text:span></text:p>
      <text:p text:style-name="P22"><text:tab/>nav a:hover { color: #F55; } <text:span text:style-name="T16">Quitar esta linea</text:span></text:p>
      <text:p text:style-name="P5"/>
      <text:h text:style-name="P18" text:outline-level="1"/>
      <text:h text:style-name="Heading_20_1" text:outline-level="1"><text:span text:style-name="T1">5</text:span>. <text:span text:style-name="T2">Animaciones</text:span></text:h>
      <text:p text:style-name="P17"><text:span text:style-name="T12">L</text:span><text:span text:style-name="T13">as "Animatable CSS Properties", son todas las propiedades que admiten animación o transición, </text:span><text:span text:style-name="T11"><text:s/>una lista de las cuales puedes encontrarla aquí:</text:span></text:p>
      <text:p text:style-name="P17"><text:a xlink:type="simple" xlink:href="https://developer.mozilla.org/en-US/docs/Web/CSS/CSS_animated_properties" text:style-name="Internet_20_link" text:visited-style-name="Visited_20_Internet_20_Link">https://developer.mozilla.org/en-US/docs/Web/CSS/CSS_animated_properties</text:a> </text:p>
      <text:p text:style-name="P17"/>
      <text:p text:style-name="P19">Por otro lado, a partir de los ejemplos adjuntados, realizar:</text:p>
      <text:p text:style-name="P16"/>
      <text:p text:style-name="P11">Ejercicio 1</text:p>
      <text:p text:style-name="P13">Aplica una animación como la vista en el ejemplo de imagen agitándose, pero en uno o varios de los campos input del formulario anteriormente realizado, cuando tengan el foco.</text:p>
      <text:p text:style-name="P13"/>
      <text:p text:style-name="P10">Ejercicio <text:span text:style-name="T10">2</text:span></text:p>
      <text:p text:style-name="P14">Crea un mensaje de bienvenida con letras grandes, <text:span text:style-name="T9">con una animación, que incluya entre otros efectos el </text:span>de que esté acercándose y alejándose indefinidamente. Añade el efecto de que si le pones el cursor del ratón encima se pare <text:span text:style-name="T9">la animación </text:span>(pista: <text:span text:style-name="T9">propiedad </text:span>animation-play-state).</text:p>
      <text:p text:style-name="P14"/>
      <text:p text:style-name="P12">Ejercicio 3</text:p>
      <text:p text:style-name="P15">Añadir transiciones y animaciones al juego/proyecto que estáis realiza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6M41S</meta:editing-duration>
    <meta:editing-cycles>63</meta:editing-cycles>
    <meta:generator>LibreOffice/6.2.4.2$Windows_X86_64 LibreOffice_project/2412653d852ce75f65fbfa83fb7e7b669a126d64</meta:generator>
    <dc:date>2020-01-07T21:05:12.519000000</dc:date>
    <meta:document-statistic meta:table-count="0" meta:image-count="0" meta:object-count="0" meta:page-count="2" meta:paragraph-count="91" meta:word-count="554" meta:character-count="4067" meta:non-whitespace-character-count="3311"/>
    <meta:user-defined meta:name="Info 1"/>
    <meta:user-defined meta:name="Info 2"/>
    <meta:user-defined meta:name="Info 3"/>
    <meta:user-defined meta:name="Info 4"/>
  </office:meta>
</office:document-meta>
</file>